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svg:font-family="times" style:font-family-generic="roman"/>
    <style:font-face style:name="times new roman" svg:font-family="'times new roman'" style:font-family-generic="roman"/>
  </office:font-face-decls>
  <office:automatic-styles>
    <style:style style:name="P1" style:family="paragraph" style:parent-style-name="Standard">
      <style:text-properties style:font-name="times new roman" fo:language="zxx" fo:country="none" officeooo:rsid="00133069" officeooo:paragraph-rsid="00133069" style:language-asian="zxx" style:country-asian="none" style:language-complex="zxx" style:country-complex="none"/>
    </style:style>
    <style:style style:name="P2" style:family="paragraph" style:parent-style-name="Standard">
      <style:text-properties fo:language="zxx" fo:country="none" officeooo:paragraph-rsid="00133069" style:language-asian="zxx" style:country-asian="none" style:language-complex="zxx" style:country-complex="none"/>
    </style:style>
    <style:style style:name="P3" style:family="paragraph" style:parent-style-name="Standard">
      <style:text-properties fo:language="zxx" fo:country="none" officeooo:paragraph-rsid="001a2892" style:language-asian="zxx" style:country-asian="none" style:language-complex="zxx" style:country-complex="none"/>
    </style:style>
    <style:style style:name="P4" style:family="paragraph" style:parent-style-name="Standard">
      <style:text-properties fo:language="zxx" fo:country="none" officeooo:paragraph-rsid="002000ef" style:language-asian="zxx" style:country-asian="none" style:language-complex="zxx" style:country-complex="none"/>
    </style:style>
    <style:style style:name="P5" style:family="paragraph" style:parent-style-name="Standard">
      <style:text-properties fo:language="zxx" fo:country="none" officeooo:paragraph-rsid="0023e4be" style:language-asian="zxx" style:country-asian="none" style:language-complex="zxx" style:country-complex="none"/>
    </style:style>
    <style:style style:name="P6" style:family="paragraph" style:parent-style-name="Standard">
      <style:text-properties officeooo:paragraph-rsid="002000ef"/>
    </style:style>
    <style:style style:name="T1" style:family="text">
      <style:text-properties style:font-name="times new roman" fo:language="zxx" fo:country="none" officeooo:rsid="001a2892" style:language-asian="zxx" style:country-asian="none" style:language-complex="zxx" style:country-complex="none"/>
    </style:style>
    <style:style style:name="T2" style:family="text">
      <style:text-properties style:font-name="times new roman" officeooo:rsid="001a2892"/>
    </style:style>
    <style:style style:name="T3" style:family="text">
      <style:text-properties style:font-name="times new roman" officeooo:rsid="001a2892" fo:background-color="transparent" loext:char-shading-value="0"/>
    </style:style>
    <style:style style:name="T4" style:family="text">
      <style:text-properties style:font-name="times new roman" officeooo:rsid="001e62f8"/>
    </style:style>
    <style:style style:name="T5" style:family="text">
      <style:text-properties fo:language="zxx" fo:country="none" style:language-asian="zxx" style:country-asian="none" style:language-complex="zxx" style:country-complex="none"/>
    </style:style>
    <style:style style:name="T6" style:family="text">
      <style:text-properties fo:language="zxx" fo:country="none" officeooo:rsid="002000ef" style:language-asian="zxx" style:country-asian="none" style:language-complex="zxx" style:country-complex="none"/>
    </style:style>
    <style:style style:name="T7" style:family="text">
      <style:text-properties fo:language="zxx" fo:country="none" officeooo:rsid="0022dbfc" style:language-asian="zxx" style:country-asian="none" style:language-complex="zxx" style:country-complex="none"/>
    </style:style>
    <style:style style:name="T8" style:family="text">
      <style:text-properties fo:language="zxx" fo:country="none" officeooo:rsid="0023e4be" style:language-asian="zxx" style:country-asian="none" style:language-complex="zxx" style:country-complex="none"/>
    </style:style>
    <style:style style:name="T9" style:family="text">
      <style:text-properties fo:language="zxx" fo:country="none" fo:font-weight="normal" style:language-asian="zxx" style:country-asian="none" style:font-weight-asian="normal" style:language-complex="zxx" style:country-complex="none" style:font-weight-complex="normal"/>
    </style:style>
    <style:style style:name="T10" style:family="text">
      <style:text-properties officeooo:rsid="00188e44" fo:background-color="transparent" loext:char-shading-value="0"/>
    </style:style>
    <style:style style:name="T11" style:family="text">
      <style:text-properties fo:background-color="transparent" loext:char-shading-value="0"/>
    </style:style>
    <style:style style:name="T12" style:family="text">
      <style:text-properties officeooo:rsid="002000ef"/>
    </style:style>
    <style:style style:name="T13" style:family="text">
      <style:text-properties fo:font-weight="normal" style:font-weight-asian="normal" style:font-weight-complex="normal"/>
    </style:style>
    <style:style style:name="T14" style:family="text">
      <style:text-properties officeooo:rsid="0022dbfc"/>
    </style:style>
    <style:style style:name="T15" style:family="text">
      <style:text-properties officeooo:rsid="0023e4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0">1. </text:span><text:span text:style-name="T11">Explică ce sunt și care este rolul flag-urilor în funcționarea microprocesorului 80x86. Prezintă flag-urile, clasificarea acestora și exemplifică influența celor mai importante flag-uri, oferind secvențe adecvate de instrucțiuni scrise în limbaj de asamblare (cel puțin 4 exemple comentate și explicate – fiecare exemplu referindu-se la un flag diferit). Care sunt instrucțiunile pentru accesarea directă a flag-urilor? Care sunt instrucțiunile cel mai strâns legate de flag-uri sau care iau în considerare valorile acestora? Cum putem modifica configurația registrului EFLAGS dacă este necesar? Care sunt flag-urile care reacționează la o situație de overflow, care este rolul exact al acestora și care sunt regulile prin care sunt setate?</text:span> De ce există mai mult de un flag care se ocupă de situațiile de overflow?</text:p>
      <text:p text:style-name="P1"/>
      <text:p text:style-name="P3"><text:span text:style-name="T2">2. </text:span><text:span text:style-name="T3">Definiți, explicați și exemplificați noțiunile: adresă de memorie, segment de memorie, offset, specificare de adresă, mecanism de segmentare, adresă liniară (dați un exemplu concret de calcul al acestei adrese), model de memorie flat, adresă fizică efectivă, adresă FAR (moduri de specificare), adresare directă, adresare bazată, adresare indexată, adresare indirectă și adresă NEAR (moduri de specificare). </text:span><text:span text:style-name="T2">Se cer exemple edificatoare comentate cel puțin pentru: offset, specificare adresă, adresă liniară, adresă FAR, adresare directă, bazată, indexată, indirectă, adrese NEAR. Care sunt regulile implicite asociate între un offset și registrul segment corespunzător (explicați fiecare caz în parte)?<text:line-break/><text:line-break/></text:span><text:span text:style-name="T4">3. </text:span>Elaborați o analiză privind conceptul de "overflow" la nivelul operațiilor aritmetice, concentrându-vă ulterior pe modul în care arhitectura x86 reacționează atunci când apare overflow în cazul fiecăreia dintre cele 4 operații aritmetice de bază: adunare, scădere, înmulțire și împărțire. Care sunt cazurile considerate de limbajul Assembly ca fiind "overflow" și cum reacționează microprocesorul la acestea? Prezentați pentru fiecare dintre cele 4 operații două exemple adecvate de cod sursă care ilustrează apariția unei astfel de situații și absența acesteia, respectiv. Explicați reacția exactă a sistemului de calcul pentru fiecare caz prezentat și ce poate face programatorul după apariția unei astfel de situații (mai exact, cum poate lua în considerare, utiliza sau interpreta apariția acestei situații semnalate de procesor). Cum poate programatorul să evite situațiile de overflow?</text:p>
      <text:p text:style-name="P3"/>
      <text:p text:style-name="P6"><text:span text:style-name="T6">4. </text:span><text:span text:style-name="T1">Explicați și exemplificați modul în care numerele negative sunt reprezentate și operate la nivelul arhitecturii x86. Detaliați mecanismul de reprezentare, apoi oferiți 2 exemple adecvate de reprezentare (ex: discuție și analiză asupra reprezentării numerelor -37 sau -912 etc.). </text:span><text:span text:style-name="T5">Cum putem obține valoarea semnată corespunzătoare în baza 10 pentru o reprezentare dată în baza 2? Care sunt, în acest sens, metodele, tehnicile sau mecanismele practice posibile ce pot fi aplicate? Prezentați modul în care programatorul operează cu numere negative la nivelul limbajului assembly în cazul fiecăreia dintre cele 4 operații aritmetice de bază: </text:span><text:span text:style-name="Strong_20_Emphasis"><text:span text:style-name="T9">adunare, scădere, înmulțire și împărțire</text:span></text:span><text:span text:style-name="T5"> (1 exemplu adecvat de cod sursă pentru fiecare operație de bază – explicat și justificat). Prezentați și exemplificați (prin secvențe scurte de cod sursă adecvate) fiecare instrucțiune a limbajului assembly (sau categoria de instrucțiuni, dacă sunt foarte similare) capabilă să opereze cu astfel de numere (1 exemplu pentru fiecare instrucțiune/categorie – explicat și justificat). Cum este reprezentată valoarea 0 (zero) și de ce?<text:line-break/><text:line-break/></text:span><text:span text:style-name="T7">5. Definiți și explicați conceptele de </text:span><text:span text:style-name="Strong_20_Emphasis"><text:span text:style-name="T7">call code</text:span></text:span><text:span text:style-name="T7">, </text:span><text:span text:style-name="Strong_20_Emphasis"><text:span text:style-name="T7">entry code</text:span></text:span><text:span text:style-name="T7"> și </text:span><text:span text:style-name="Strong_20_Emphasis"><text:span text:style-name="T7">exit code</text:span></text:span><text:span text:style-name="T7"> în contextul general al limbajelor de programare, după care analizați modul în care acestea sunt reflectate la nivelul limbajului assembly x86. </text:span><text:span text:style-name="T5">De ce este necesară implicarea limbajului assembly în lucrul cu aceste concepte? Explicați, oferind exemple schematice de cod sursă adecvat și urmărind structura </text:span><text:span text:style-name="Strong_20_Emphasis"><text:span text:style-name="T5">stivei de execuție (run-time stack)</text:span></text:span><text:span text:style-name="T5"> pentru a clarifica responsabilitățile și necesitățile implicate. Cine este responsabil pentru generarea acestor coduri și când anume sunt acestea generate? Definiți noțiunea de </text:span><text:span text:style-name="Strong_20_Emphasis"><text:span text:style-name="T5">stack frame</text:span></text:span><text:span text:style-name="T5"> și explicați rolul și structura acestuia. Descrieți convențiile de apel </text:span><text:span text:style-name="Strong_20_Emphasis"><text:span text:style-name="T5">CDECL</text:span></text:span><text:span text:style-name="T5"> și </text:span><text:span text:style-name="Strong_20_Emphasis"><text:span text:style-name="T5">STDCALL</text:span></text:span><text:span text:style-name="T5">, explicând unde sunt utilizate.</text:span></text:p>
      <text:p text:style-name="P4"/>
      <text:p text:style-name="P5"><text:soft-page-break/><text:span text:style-name="T15">6. </text:span>Definiți și explicați conceptele de cod de apel, cod de intrare și cod de ieșire în contextul general al limbajelor de programare, după care analizați cum sunt acestea reflectate la nivelul legării unui modul C cu un modul de asamblare x86. Explicați pașii implicați în fiecare etapă, dând exemple schematice adecvate de cod sursă pentru clarificarea responsabilităților și necesităților implicate. Cine este responsabil de generarea fiecărui tip de cod și care este momentul exact al generării sale? De ce este necesară implicarea limbajului de asamblare la nivelul utilizării acestor concepte? Definiți și explicați convențiile de apel CDECL și STDCALL, precizând unde și cum se folosesc. Prezentați și explicați care sunt mecanismele de comunicare între module în cazul programării multimodul ASM-ASM și, respectiv, ASM-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svg:font-family="times" style:font-family-generic="roman"/>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8T11:27:09.802651316</meta:creation-date>
    <dc:date>2025-02-10T08:04:49.298951041</dc:date>
    <meta:editing-duration>PT12H51M52S</meta:editing-duration>
    <meta:editing-cycles>1</meta:editing-cycles>
    <meta:document-statistic meta:table-count="0" meta:image-count="0" meta:object-count="0" meta:page-count="2" meta:paragraph-count="4" meta:word-count="728" meta:character-count="5086" meta:non-whitespace-character-count="4357"/>
    <meta:generator>LibreOffice/24.2.7.2$Linux_X86_64 LibreOffice_project/420$Build-2</meta:generator>
  </office:meta>
</office:document-meta>
</file>